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5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5.32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268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386cm" fo:break-before="auto" style:use-optimal-row-height="false"/>
    </style:style>
    <style:style style:name="ro13" style:family="table-row">
      <style:table-row-properties style:row-height="1.459cm" fo:break-before="auto" style:use-optimal-row-height="fals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/>
    <style:style style:name="ce1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wrap"/>
      <style:text-properties fo:color="#813709"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50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no-wrap" style:vertical-align="middle"/>
      <style:text-properties style:font-name="Liberation Sans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2">
      <style:table-cell-properties fo:wrap-option="no-wrap" style:vertical-align="middle"/>
      <style:text-properties style:font-name="Liberation Sans"/>
    </style:style>
    <style:style style:name="ce63" style:family="table-cell" style:parent-style-name="Default" style:data-style-name="N2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13709" fo:font-weight="bold" style:font-weight-asian="bold" style:font-weight-complex="bold"/>
    </style:style>
    <style:style style:name="ce3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ffff" fo:border="0.06pt solid #000000" style:vertical-align="middl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ackground-color="#b2b2b2" fo:border="0.06pt solid #000000" style:vertical-align="middle"/>
    </style:style>
    <style:style style:name="ce61" style:family="table-cell" style:parent-style-name="Default" style:data-style-name="N3">
      <style:table-cell-properties fo:background-color="transparent" fo:border="0.06pt solid #000000" style:vertical-align="middle"/>
    </style:style>
    <style:style style:name="ce66" style:family="table-cell" style:parent-style-name="Default" style:data-style-name="N115">
      <style:table-cell-properties fo:background-color="transparent" fo:border="0.06pt solid #000000" style:vertical-align="middle"/>
    </style:style>
    <style:style style:name="ce67" style:family="table-cell" style:parent-style-name="Default" style:data-style-name="N0">
      <style:table-cell-properties fo:background-color="transparent" fo:border="0.06pt solid #000000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nalyse.$A$4:$Analyse.$A$7])" table:allow-empty-cell="true" table:display-list="unsorted" table:base-cell-address="Analyse.A27">
          <table:error-message table:message-type="stop" table:display="true"/>
        </table:content-validation>
      </table:content-validations>
      <table:table table:name="Enonce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Évaluation tableur Libreoffice Calc</text:p>
          </table:table-cell>
        </table:table-row>
        <table:table-row table:style-name="ro2">
          <table:table-cell table:style-name="ce2" office:value-type="string" calcext:value-type="string">
            <text:p>Version 1e</text:p>
          </table:table-cell>
        </table:table-row>
        <table:table-row table:style-name="ro2">
          <table:table-cell office:value-type="string" calcext:value-type="string">
            <text:p>Nous souhaitons analyser les résultats de la participation des 4 dernières élections présidentielles</text:p>
          </table:table-cell>
        </table:table-row>
        <table:table-row table:style-name="ro3">
          <table:table-cell table:style-name="ce47" office:value-type="string" calcext:value-type="string">
            <text:p><text:a xlink:href="https://www.interieur.gouv.fr/Elections/Les-resultats/Presidentielles" xlink:type="simple">https://www.interieur.gouv.fr/Elections/Les-resultats/Presidentielles</text:a></text:p>
          </table:table-cell>
        </table:table-row>
        <table:table-row table:style-name="ro2">
          <table:table-cell/>
        </table:table-row>
        <table:table-row table:style-name="ro4">
          <table:table-cell office:value-type="string" calcext:value-type="string">
            <text:p><text:span text:style-name="T1">Feuille « Donnees_brutes »</text:span><text:span text:style-name="T2">  (onglet)</text:span></text:p>
          </table:table-cell>
        </table:table-row>
        <table:table-row table:style-name="ro5">
          <table:table-cell office:value-type="string" calcext:value-type="string">
            <text:p>Cette feuille contient toutes les données utiles pour l’évaluation. </text:p>
            <text:p><text:span text:style-name="T3">NE RIEN ECRIRE, NI MODIFIER DANS CETTE FEUILLE !</text:span></text:p>
            <text:p>Les données manquantes seront à déduire et écrire dans la feuille « Analyse »</text:p>
          </table:table-cell>
        </table:table-row>
        <table:table-row table:style-name="ro2">
          <table:table-cell/>
        </table:table-row>
        <table:table-row table:style-name="ro4">
          <table:table-cell office:value-type="string" calcext:value-type="string">
            <text:p><text:span text:style-name="T1">Feuille « Analyse »</text:span><text:span text:style-name="T2">  (onglet)</text:span></text:p>
          </table:table-cell>
        </table:table-row>
        <table:table-row table:style-name="ro5">
          <table:table-cell office:value-type="string" calcext:value-type="string">
            <text:p><text:span text:style-name="T3">Cette feuille est à compléter et sera la seule à être évaluée.</text:span></text:p>
            <text:p>Seules les <text:span text:style-name="T4">cases jaunes</text:span> sont à compléter</text:p>
            <text:p>Ces dernières ne doivent contenir <text:span text:style-name="T4">QUE DES FORMULES</text:span> (une formule commence par le signe =)</text:p>
          </table:table-cell>
        </table:table-row>
        <table:table-row table:style-name="ro2">
          <table:table-cell/>
        </table:table-row>
        <table:table-row table:style-name="ro4">
          <table:table-cell table:style-name="ce10" office:value-type="string" calcext:value-type="string">
            <text:p>CONSEILS</text:p>
          </table:table-cell>
        </table:table-row>
        <table:table-row table:style-name="ro5">
          <table:table-cell office:value-type="string" calcext:value-type="string">
            <text:p>Gérer votre temps, le barème est donné. </text:p>
            <text:p>La question 1 est importante car toutes les autres questions en dépendent. Vérifier donc bien les résultats de la question 1.</text:p>
            <text:p>Faire ensuite toutes les questions que vous savez bien faire et terminer par les autres.</text:p>
          </table:table-cell>
        </table:table-row>
        <table:table-row table:style-name="ro2">
          <table:table-cell/>
        </table:table-row>
        <table:table-row table:style-name="ro4">
          <table:table-cell table:style-name="ce10" office:value-type="string" calcext:value-type="string">
            <text:p>Conditions de réalisation</text:p>
          </table:table-cell>
        </table:table-row>
        <table:table-row table:style-name="ro2">
          <table:table-cell office:value-type="string" calcext:value-type="string">
            <text:p>Travail individuel</text:p>
          </table:table-cell>
        </table:table-row>
        <table:table-row table:style-name="ro2">
          <table:table-cell office:value-type="string" calcext:value-type="string">
            <text:p>Durée : 1h</text:p>
          </table:table-cell>
        </table:table-row>
        <table:table-row table:style-name="ro2">
          <table:table-cell office:value-type="string" calcext:value-type="string">
            <text:p>Tous les documents et Internet sont autorisés</text:p>
          </table:table-cell>
        </table:table-row>
        <table:table-row table:style-name="ro2">
          <table:table-cell table:style-name="ce11" office:value-type="string" calcext:value-type="string">
            <text:p>Interdiction de communiquer avec autrui sous quelque forme que ce soit</text:p>
          </table:table-cell>
        </table:table-row>
        <table:table-row table:style-name="ro2">
          <table:table-cell/>
        </table:table-row>
        <table:table-row table:style-name="ro6">
          <table:table-cell table:style-name="ce5" office:value-type="string" calcext:value-type="string">
            <text:p>Questions (à compléter dans la feuille Analyse)</text:p>
          </table:table-cell>
        </table:table-row>
        <table:table-row table:style-name="ro7">
          <table:table-cell table:style-name="ce13" office:value-type="string" calcext:value-type="string">
            <text:p>1- Nombre de personnes <text:s/>(3 points)</text:p>
          </table:table-cell>
        </table:table-row>
        <table:table-row table:style-name="ro8">
          <table:table-cell table:style-name="ce17" office:value-type="string" calcext:value-type="string">
            <text:p>Compléter par des <text:span text:style-name="T4">formules simples</text:span> les valeurs manquantes.</text:p>
            <text:p>Les votes Blancs ou nuls peuvent nécessiter un calcul simple lorsque les données brutes ne sont pas précisées.</text:p>
            <text:p>Les nombres doivent être présentés avec le séparateur de milliers.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2- Pourcentage de vote (3 points)</text:p>
          </table:table-cell>
        </table:table-row>
        <table:table-row table:style-name="ro8">
          <table:table-cell table:style-name="ce17" office:value-type="string" calcext:value-type="string">
            <text:p>Nous recherchons les pourcentages d’abstentions et de votants par rapport au nombre d’inscrits.</text:p>
            <text:p>Compléter par des <text:span text:style-name="T4">formules simples</text:span> les valeurs manquantes.</text:p>
            <text:p>Les résultats doivent être présentés avec 1 chiffre après la virgule et sans le signe %. Exemple : 20,481 % donne 20,5.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3- Moyenne des personnes sur toutes les élections (3 points)</text:p>
          </table:table-cell>
        </table:table-row>
        <table:table-row table:style-name="ro8">
          <table:table-cell table:style-name="ce17" office:value-type="string" calcext:value-type="string">
            <text:p>Nous recherchons la moyenne de personnes inscrites, d’abstentions… Sur les 4 dernières présidentielles.</text:p>
            <text:p><text:span text:style-name="T5">Compléter par des formules simples les valeurs manquantes.</text:span></text:p>
            <text:p><text:span text:style-name="T5">Les résultats doivent être présentés sous forme de nombres entiers avec le séparateur de milliers.</text:span>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4- Max de personnes avec année précisée (3 points)</text:p>
          </table:table-cell>
        </table:table-row>
        <table:table-row table:style-name="ro8">
          <table:table-cell table:style-name="ce17" office:value-type="string" calcext:value-type="string">
            <text:p>Nous recherchons sur les 4 dernières présidentielles le nombre de personnes max qui se sont abstenues et l’année où cela s’est produit.</text:p>
            <text:p><text:span text:style-name="T5">Compléter par des formules les valeurs manquantes.</text:span></text:p>
            <text:p><text:span text:style-name="T5">Les résultats doivent être présentés avec le séparateur de milliers.</text:span>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5- Recherche nombre de personnes (2 points)</text:p>
          </table:table-cell>
        </table:table-row>
        <table:table-row table:style-name="ro8">
          <table:table-cell table:style-name="ce17" office:value-type="string" calcext:value-type="string">
            <text:p>Dans ce tableau, nous recherchons tous les résultats de participation aux présidentielles pour l’année choisie à l’aide de la liste déroulante (case A27).</text:p>
            <text:p><text:span text:style-name="T5">Compléter par des formules les valeurs manquantes.</text:span></text:p>
            <text:p><text:span text:style-name="T5">Les résultats doivent être présentés avec le séparateur de milliers.</text:span>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6- Graphique Participations élections présidentielles (6 points)</text:p>
          </table:table-cell>
        </table:table-row>
        <table:table-row table:style-name="ro2">
          <table:table-cell office:value-type="string" calcext:value-type="string">
            <text:p>Réaliser un graphique de type Colonne Empilé contenant le nombre d’inscrits, d’abstentions et de votants en fonction des années.</text:p>
          </table:table-cell>
        </table:table-row>
        <table:table-row table:style-name="ro2">
          <table:table-cell office:value-type="string" calcext:value-type="string">
            <text:p>Les votants seront représentés en jaune, les abstentions en rouge et et les inscrits en bleu.</text:p>
          </table:table-cell>
        </table:table-row>
        <table:table-row table:style-name="ro2">
          <table:table-cell office:value-type="string" calcext:value-type="string">
            <text:p>Titre principal : « Participation élections présidentielles »</text:p>
          </table:table-cell>
        </table:table-row>
        <table:table-row table:style-name="ro2">
          <table:table-cell office:value-type="string" calcext:value-type="string">
            <text:p>Axe des X : « Années élections » (mettre un titre)</text:p>
          </table:table-cell>
        </table:table-row>
        <table:table-row table:style-name="ro2">
          <table:table-cell office:value-type="string" calcext:value-type="string">
            <text:p>Axe des Y : « Nombre de personnes » (mettre un titre)</text:p>
          </table:table-cell>
        </table:table-row>
        <table:table-row table:style-name="ro2">
          <table:table-cell office:value-type="string" calcext:value-type="string">
            <text:p>Légende : afficher la légende sur le graphique</text:p>
          </table:table-cell>
        </table:table-row>
        <table:table-row table:style-name="ro2">
          <table:table-cell/>
        </table:table-row>
      </table:table>
      <table:table table:name="Donnes_brutes" table:style-name="ta1">
        <table:table-column table:style-name="co3" table:number-columns-repeated="1024" table:default-cell-style-name="ce55"/>
        <table:table-row table:style-name="ro9">
          <table:table-cell table:style-name="ce50" office:value-type="string" calcext:value-type="string">
            <text:p>Source :</text:p>
          </table:table-cell>
          <table:table-cell table:style-name="ce47" office:value-type="string" calcext:value-type="string">
            <text:p><text:a xlink:href="https://www.interieur.gouv.fr/Elections/Les-resultats/Presidentielles" xlink:type="simple">https://www.interieur.gouv.fr/Elections/Les-resultats/Presidentielles</text:a></text:p>
          </table:table-cell>
          <table:table-cell table:style-name="ce59"/>
          <table:table-cell table:number-columns-repeated="2"/>
          <table:table-cell table:style-name="ce65" table:number-columns-repeated="7"/>
          <table:table-cell table:number-columns-repeated="1012"/>
        </table:table-row>
        <table:table-row table:style-name="ro6">
          <table:table-cell table:style-name="ce51"/>
          <table:table-cell table:style-name="ce59" table:number-columns-repeated="2"/>
          <table:table-cell table:number-columns-repeated="2"/>
          <table:table-cell table:style-name="ce65" table:number-columns-repeated="7"/>
          <table:table-cell table:number-columns-repeated="1012"/>
        </table:table-row>
        <table:table-row table:style-name="ro6">
          <table:table-cell table:style-name="ce51" office:value-type="string" calcext:value-type="string">
            <text:p>Résultats de l'élection présidentielle 2002</text:p>
          </table:table-cell>
          <table:table-cell/>
          <table:table-cell table:style-name="ce62" table:number-columns-repeated="2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62" table:number-columns-repeated="2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2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Inscrits</text:p>
          </table:table-cell>
          <table:table-cell table:style-name="ce60" office:value-type="float" office:value="41192272" calcext:value-type="float">
            <text:p>41 192 272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Abstentions</text:p>
          </table:table-cell>
          <table:table-cell table:style-name="ce60" office:value-type="float" office:value="8359440" calcext:value-type="float">
            <text:p>8 359 440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Votants</text:p>
          </table:table-cell>
          <table:table-cell table:style-name="ce60" office:value-type="float" office:value="32832832" calcext:value-type="float">
            <text:p>32 832 832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Blancs ou nuls</text:p>
          </table:table-cell>
          <table:table-cell table:style-name="ce60"/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Exprimés</text:p>
          </table:table-cell>
          <table:table-cell table:style-name="ce60" office:value-type="float" office:value="31062928" calcext:value-type="float">
            <text:p>31 062 928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Default" table:number-columns-repeated="2"/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table:style-name="ce51" office:value-type="string" calcext:value-type="string">
            <text:p>Résultats de l'élection présidentielle 2007</text:p>
          </table:table-cell>
          <table:table-cell/>
          <table:table-cell table:style-name="ce58"/>
          <table:table-cell table:style-name="ce64"/>
          <table:table-cell table:number-columns-repeated="1020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Inscrits</text:p>
          </table:table-cell>
          <table:table-cell table:style-name="ce60" office:value-type="float" office:value="44472733" calcext:value-type="float">
            <text:p>44 472 733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Abstentions</text:p>
          </table:table-cell>
          <table:table-cell table:style-name="ce60" office:value-type="float" office:value="7130729" calcext:value-type="float">
            <text:p>7 130 729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4" office:value-type="string" calcext:value-type="string">
            <text:p>Votants</text:p>
          </table:table-cell>
          <table:table-cell table:style-name="ce60" office:value-type="float" office:value="37342004" calcext:value-type="float">
            <text:p>37 342 004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4" office:value-type="string" calcext:value-type="string">
            <text:p>Blancs ou nuls</text:p>
          </table:table-cell>
          <table:table-cell table:style-name="ce60" office:value-type="float" office:value="1568426" calcext:value-type="float">
            <text:p>1 568 426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4" office:value-type="string" calcext:value-type="string">
            <text:p>Exprimés</text:p>
          </table:table-cell>
          <table:table-cell table:style-name="ce60" office:value-type="float" office:value="35773578" calcext:value-type="float">
            <text:p>35 773 578</text:p>
          </table:table-cell>
          <table:table-cell table:style-name="ce58"/>
          <table:table-cell table:style-name="ce64"/>
          <table:table-cell table:style-name="ce65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58"/>
          <table:table-cell table:style-name="ce64"/>
          <table:table-cell table:style-name="ce65"/>
          <table:table-cell table:style-name="Default" table:number-columns-repeated="4"/>
          <table:table-cell table:number-columns-repeated="1015"/>
        </table:table-row>
        <table:table-row table:style-name="ro6">
          <table:table-cell table:style-name="ce51" office:value-type="string" calcext:value-type="string">
            <text:p>Résultats de l'élection présidentielle 2012</text:p>
          </table:table-cell>
          <table:table-cell/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4" office:value-type="string" calcext:value-type="string">
            <text:p>Inscrits</text:p>
          </table:table-cell>
          <table:table-cell table:style-name="ce60" office:value-type="float" office:value="46066307" calcext:value-type="float">
            <text:p>46 066 307</text:p>
          </table:table-cell>
          <table:table-cell table:style-name="ce58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4" office:value-type="string" calcext:value-type="string">
            <text:p>Abstentions</text:p>
          </table:table-cell>
          <table:table-cell table:style-name="ce60" office:value-type="float" office:value="9049998" calcext:value-type="float">
            <text:p>9 049 998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4" office:value-type="string" calcext:value-type="string">
            <text:p>Votants</text:p>
          </table:table-cell>
          <table:table-cell table:style-name="ce60" office:value-type="float" office:value="37016309" calcext:value-type="float">
            <text:p>37 016 309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4" office:value-type="string" calcext:value-type="string">
            <text:p>Blancs ou nuls</text:p>
          </table:table-cell>
          <table:table-cell table:style-name="ce60" office:value-type="float" office:value="2154956" calcext:value-type="float">
            <text:p>2 154 956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4" office:value-type="string" calcext:value-type="string">
            <text:p>Exprimés</text:p>
          </table:table-cell>
          <table:table-cell table:style-name="ce60" office:value-type="float" office:value="34861353" calcext:value-type="float">
            <text:p>34 861 353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number-columns-repeated="2"/>
          <table:table-cell table:style-name="ce58"/>
          <table:table-cell table:style-name="ce64"/>
          <table:table-cell table:number-columns-repeated="1020"/>
        </table:table-row>
        <table:table-row table:style-name="ro6">
          <table:table-cell table:style-name="ce51" office:value-type="string" calcext:value-type="string">
            <text:p>Résultats de l'élection présidentielle 2017</text:p>
          </table:table-cell>
          <table:table-cell table:style-name="ce59"/>
          <table:table-cell table:style-name="ce58"/>
          <table:table-cell table:style-name="ce64"/>
          <table:table-cell table:number-columns-repeated="1020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8" office:value-type="string" calcext:value-type="string">
            <text:p>Inscrits</text:p>
          </table:table-cell>
          <table:table-cell table:style-name="ce60" office:value-type="float" office:value="47568693" calcext:value-type="float">
            <text:p>47 568 693</text:p>
          </table:table-cell>
          <table:table-cell table:style-name="ce58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8" office:value-type="string" calcext:value-type="string">
            <text:p>Abstentions</text:p>
          </table:table-cell>
          <table:table-cell table:style-name="ce60" office:value-type="float" office:value="12101366" calcext:value-type="float">
            <text:p>12 101 366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Votants</text:p>
          </table:table-cell>
          <table:table-cell table:style-name="ce60" office:value-type="float" office:value="35467327" calcext:value-type="float">
            <text:p>35 467 327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Blancs</text:p>
          </table:table-cell>
          <table:table-cell table:style-name="ce60" office:value-type="float" office:value="3021499" calcext:value-type="float">
            <text:p>3 021 499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Nuls</text:p>
          </table:table-cell>
          <table:table-cell table:style-name="ce60" office:value-type="float" office:value="1064225" calcext:value-type="float">
            <text:p>1 064 225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Exprimés</text:p>
          </table:table-cell>
          <table:table-cell table:style-name="ce60" office:value-type="float" office:value="31381603" calcext:value-type="float">
            <text:p>31 381 603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58"/>
          <table:table-cell table:style-name="ce64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" table:style-name="ta1">
        <table:shapes>
          <draw:frame draw:z-index="0" draw:style-name="gr1" draw:text-style-name="P1" svg:width="17.097cm" svg:height="9.617cm" svg:x="18.796cm" svg:y="1.236cm">
            <draw:object draw:notify-on-update-of-ranges="Analyse.A3:Analyse.A3 Analyse.A4:Analyse.A7 Analyse.B3:Analyse.B3 Analyse.B4:Analyse.B7 Analyse.C3:Analyse.C3 Analyse.C4:Analyse.C7 Analyse.D3:Analyse.D3 Analyse.D4:Analyse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35"/>
        <table:table-column table:style-name="co5" table:number-columns-repeated="5" table:default-cell-style-name="ce41"/>
        <table:table-column table:style-name="co2" table:number-columns-repeated="5" table:default-cell-style-name="ce41"/>
        <table:table-column table:style-name="co6" table:default-cell-style-name="ce41"/>
        <table:table-column table:style-name="co2" table:number-columns-repeated="1005" table:default-cell-style-name="ce41"/>
        <table:table-row table:style-name="ro11">
          <table:table-cell table:style-name="ce51" office:value-type="string" calcext:value-type="string">
            <text:p>Résultats élections présidentielles</text:p>
          </table:table-cell>
          <table:table-cell table:style-name="ce59" table:number-columns-repeated="2"/>
          <table:table-cell table:style-name="ce55" table:number-columns-repeated="2"/>
          <table:table-cell table:style-name="ce65" table:number-columns-repeated="2"/>
          <table:table-cell table:style-name="ce55" table:number-columns-repeated="1010"/>
        </table:table-row>
        <table:table-row table:style-name="ro11">
          <table:table-cell table:style-name="ce32" table:formula="of:=[$Enonce.A22]" office:value-type="string" office:string-value="1- Nombre de personnes  (3 points)" calcext:value-type="string">
            <text:p>1- Nombre de personnes <text:s/>(3 points)</text:p>
          </table:table-cell>
          <table:table-cell table:style-name="ce35" table:number-columns-repeated="6"/>
          <table:table-cell table:style-name="ce32" table:formula="of:=[$Enonce.A37]" office:value-type="string" office:string-value="6- Graphique Participations élections présidentielles (6 points)" calcext:value-type="string">
            <text:p>6- Graphique Participations élections présidentielles (6 points)</text:p>
          </table:table-cell>
          <table:table-cell table:style-name="ce35" table:number-columns-repeated="1009"/>
        </table:table-row>
        <table:table-row table:style-name="ro12">
          <table:table-cell table:style-name="ce33" office:value-type="string" calcext:value-type="string">
            <text:p>Année</text:p>
          </table:table-cell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office:value-type="float" office:value="2002" calcext:value-type="float">
            <text:p>2002</text:p>
          </table:table-cell>
          <table:table-cell table:style-name="ce60" office:value-type="float" office:value="41192272" calcext:value-type="float">
            <text:p>41 192 272</text:p>
          </table:table-cell>
          <table:table-cell table:style-name="ce60" office:value-type="float" office:value="8359440" calcext:value-type="float">
            <text:p>8 359 440</text:p>
          </table:table-cell>
          <table:table-cell table:style-name="ce60" office:value-type="float" office:value="32832832" calcext:value-type="float">
            <text:p>32 832 832</text:p>
          </table:table-cell>
          <table:table-cell table:style-name="ce67" table:formula="of:=[.D4]-[.F4]" office:value-type="float" office:value="1769904" calcext:value-type="float">
            <text:p>1769904</text:p>
          </table:table-cell>
          <table:table-cell table:style-name="ce60" office:value-type="float" office:value="31062928" calcext:value-type="float">
            <text:p>31 062 928</text:p>
          </table:table-cell>
          <table:table-cell table:number-columns-repeated="1011"/>
        </table:table-row>
        <table:table-row table:style-name="ro11">
          <table:table-cell table:style-name="ce34" office:value-type="float" office:value="2007" calcext:value-type="float">
            <text:p>2007</text:p>
          </table:table-cell>
          <table:table-cell table:style-name="ce40" table:formula="of:=[$Donnes_brutes.B15]" office:value-type="float" office:value="44472733" calcext:value-type="float">
            <text:p>44 472 733</text:p>
          </table:table-cell>
          <table:table-cell table:style-name="ce40" table:formula="of:=[$Donnes_brutes.B16]" office:value-type="float" office:value="7130729" calcext:value-type="float">
            <text:p>7 130 729</text:p>
          </table:table-cell>
          <table:table-cell table:style-name="ce40" table:formula="of:=[$Donnes_brutes.B17]" office:value-type="float" office:value="37342004" calcext:value-type="float">
            <text:p>37 342 004</text:p>
          </table:table-cell>
          <table:table-cell table:style-name="ce67" table:formula="of:=[.D5]-[.F5]" office:value-type="float" office:value="1568426" calcext:value-type="float">
            <text:p>1568426</text:p>
          </table:table-cell>
          <table:table-cell table:style-name="ce40" table:formula="of:=[$Donnes_brutes.B19]" office:value-type="float" office:value="35773578" calcext:value-type="float">
            <text:p>35 773 578</text:p>
          </table:table-cell>
          <table:table-cell table:number-columns-repeated="1011"/>
        </table:table-row>
        <table:table-row table:style-name="ro11">
          <table:table-cell table:style-name="ce34" office:value-type="float" office:value="2012" calcext:value-type="float">
            <text:p>2012</text:p>
          </table:table-cell>
          <table:table-cell table:style-name="ce40" table:formula="of:=[$Donnes_brutes.B24]" office:value-type="float" office:value="46066307" calcext:value-type="float">
            <text:p>46 066 307</text:p>
          </table:table-cell>
          <table:table-cell table:style-name="ce40" table:formula="of:=[$Donnes_brutes.B25]" office:value-type="float" office:value="9049998" calcext:value-type="float">
            <text:p>9 049 998</text:p>
          </table:table-cell>
          <table:table-cell table:style-name="ce40" table:formula="of:=[$Donnes_brutes.B26]" office:value-type="float" office:value="37016309" calcext:value-type="float">
            <text:p>37 016 309</text:p>
          </table:table-cell>
          <table:table-cell table:style-name="ce67" table:formula="of:=[.D6]-[.F6]" office:value-type="float" office:value="2154956" calcext:value-type="float">
            <text:p>2154956</text:p>
          </table:table-cell>
          <table:table-cell table:style-name="ce40" table:formula="of:=[$Donnes_brutes.B28]" office:value-type="float" office:value="34861353" calcext:value-type="float">
            <text:p>34 861 353</text:p>
          </table:table-cell>
          <table:table-cell table:number-columns-repeated="1011"/>
        </table:table-row>
        <table:table-row table:style-name="ro11">
          <table:table-cell table:style-name="ce34" office:value-type="float" office:value="2017" calcext:value-type="float">
            <text:p>2017</text:p>
          </table:table-cell>
          <table:table-cell table:style-name="ce40" table:formula="of:=[$Donnes_brutes.B33]" office:value-type="float" office:value="47568693" calcext:value-type="float">
            <text:p>47 568 693</text:p>
          </table:table-cell>
          <table:table-cell table:style-name="ce40" table:formula="of:=[$Donnes_brutes.B34]" office:value-type="float" office:value="12101366" calcext:value-type="float">
            <text:p>12 101 366</text:p>
          </table:table-cell>
          <table:table-cell table:style-name="ce40" table:formula="of:=[$Donnes_brutes.B35]" office:value-type="float" office:value="35467327" calcext:value-type="float">
            <text:p>35 467 327</text:p>
          </table:table-cell>
          <table:table-cell table:style-name="ce67" table:formula="of:=[.D7]-[.F7]" office:value-type="float" office:value="4085724" calcext:value-type="float">
            <text:p>4085724</text:p>
          </table:table-cell>
          <table:table-cell table:style-name="ce40" table:formula="of:=[$Donnes_brutes.B38]" office:value-type="float" office:value="31381603" calcext:value-type="float">
            <text:p>31 381 603</text:p>
          </table:table-cell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51" office:value-type="string" calcext:value-type="string">
            <text:p>Statistiques élections présidentielles</text:p>
          </table:table-cell>
          <table:table-cell table:style-name="ce59" table:number-columns-repeated="2"/>
          <table:table-cell table:style-name="ce55" table:number-columns-repeated="2"/>
          <table:table-cell table:style-name="ce65" table:number-columns-repeated="2"/>
          <table:table-cell table:style-name="ce55" table:number-columns-repeated="1010"/>
        </table:table-row>
        <table:table-row table:style-name="ro11">
          <table:table-cell table:style-name="ce32" table:formula="of:=[$Enonce.A25]" office:value-type="string" office:string-value="2- Pourcentage de vote (3 points)" calcext:value-type="string">
            <text:p>2- Pourcentage de vote (3 points)</text:p>
          </table:table-cell>
          <table:table-cell table:number-columns-repeated="1016"/>
        </table:table-row>
        <table:table-row table:style-name="ro13">
          <table:table-cell table:style-name="ce36" office:value-type="string" calcext:value-type="string">
            <text:p>Année</text:p>
          </table:table-cell>
          <table:table-cell table:style-name="ce36"/>
          <table:table-cell table:style-name="ce36" office:value-type="string" calcext:value-type="string">
            <text:p>% Abstentions / Inscrits</text:p>
          </table:table-cell>
          <table:table-cell table:style-name="ce36" office:value-type="string" calcext:value-type="string">
            <text:p>% Votants </text:p>
            <text:p>/ Inscrits</text:p>
          </table:table-cell>
          <table:table-cell table:style-name="ce36" table:number-columns-repeated="2"/>
          <table:table-cell table:style-name="ce44" table:number-columns-repeated="1011"/>
        </table:table-row>
        <table:table-row table:style-name="ro11">
          <table:table-cell table:style-name="ce34" office:value-type="float" office:value="2002" calcext:value-type="float">
            <text:p>2002</text:p>
          </table:table-cell>
          <table:table-cell table:style-name="ce42"/>
          <table:table-cell table:style-name="ce66" table:formula="of:=[.C4]*100/[.B4]" office:value-type="float" office:value="20.2937094608426" calcext:value-type="float">
            <text:p>20,3</text:p>
          </table:table-cell>
          <table:table-cell table:style-name="ce66" table:formula="of:=[.D4]*100/[.B4]" office:value-type="float" office:value="79.7062905391574" calcext:value-type="float">
            <text:p>79,7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07" calcext:value-type="float">
            <text:p>2007</text:p>
          </table:table-cell>
          <table:table-cell table:style-name="ce42"/>
          <table:table-cell table:style-name="ce66" table:formula="of:=[.C5]*100/[.B5]" office:value-type="float" office:value="16.0339347707729" calcext:value-type="float">
            <text:p>16,0</text:p>
          </table:table-cell>
          <table:table-cell table:style-name="ce66" table:formula="of:=[.D5]*100/[.B5]" office:value-type="float" office:value="83.9660652292271" calcext:value-type="float">
            <text:p>84,0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12" calcext:value-type="float">
            <text:p>2012</text:p>
          </table:table-cell>
          <table:table-cell table:style-name="ce42"/>
          <table:table-cell table:style-name="ce66" table:formula="of:=[.C6]*100/[.B6]" office:value-type="float" office:value="19.6455904312017" calcext:value-type="float">
            <text:p>19,6</text:p>
          </table:table-cell>
          <table:table-cell table:style-name="ce66" table:formula="of:=[.D6]*100/[.B6]" office:value-type="float" office:value="80.3544095687983" calcext:value-type="float">
            <text:p>80,4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17" calcext:value-type="float">
            <text:p>2017</text:p>
          </table:table-cell>
          <table:table-cell table:style-name="ce42"/>
          <table:table-cell table:style-name="ce66" table:formula="of:=[.C7]*100/[.B7]" office:value-type="float" office:value="25.4397698082644" calcext:value-type="float">
            <text:p>25,4</text:p>
          </table:table-cell>
          <table:table-cell table:style-name="ce66" table:formula="of:=[.D7]*100/[.B7]" office:value-type="float" office:value="74.5602301917356" calcext:value-type="float">
            <text:p>74,6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32" table:formula="of:=[$Enonce.A28]" office:value-type="string" office:string-value="3- Moyenne des personnes sur toutes les élections (3 points)" calcext:value-type="string">
            <text:p>3- Moyenne des personnes sur toutes les élections (3 points)</text:p>
          </table:table-cell>
          <table:table-cell table:number-columns-repeated="1016"/>
        </table:table-row>
        <table:table-row table:style-name="ro14">
          <table:table-cell table:style-name="ce33"/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office:value-type="string" calcext:value-type="string">
            <text:p>Moyenne</text:p>
          </table:table-cell>
          <table:table-cell table:style-name="ce61" table:formula="of:=AVERAGE([.B4:.B7])" office:value-type="float" office:value="44825001.25" calcext:value-type="float">
            <text:p>44 825 001</text:p>
          </table:table-cell>
          <table:table-cell table:style-name="ce61" table:formula="of:=AVERAGE([.C4:.C7])" office:value-type="float" office:value="9160383.25" calcext:value-type="float">
            <text:p>9 160 383</text:p>
          </table:table-cell>
          <table:table-cell table:style-name="ce61" table:formula="of:=AVERAGE([.D4:.D7])" office:value-type="float" office:value="35664618" calcext:value-type="float">
            <text:p>35 664 618</text:p>
          </table:table-cell>
          <table:table-cell table:style-name="ce61" table:formula="of:=AVERAGE([.E4:.E7])" office:value-type="float" office:value="2394752.5" calcext:value-type="float">
            <text:p>2 394 753</text:p>
          </table:table-cell>
          <table:table-cell table:style-name="ce61" table:formula="of:=AVERAGE([.F4:.F7])" office:value-type="float" office:value="33269865.5" calcext:value-type="float">
            <text:p>33 269 866</text:p>
          </table:table-cell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32" table:formula="of:=[$Enonce.A31]" office:value-type="string" office:string-value="4- Max de personnes avec année précisée (3 points)" calcext:value-type="string">
            <text:p>4- Max de personnes avec année précisée (3 points)</text:p>
          </table:table-cell>
          <table:table-cell table:number-columns-repeated="1016"/>
        </table:table-row>
        <table:table-row table:style-name="ro15">
          <table:table-cell table:style-name="ce33" office:value-type="string" calcext:value-type="string">
            <text:p>Année</text:p>
          </table:table-cell>
          <table:table-cell table:style-name="ce33"/>
          <table:table-cell table:style-name="ce33" office:value-type="string" calcext:value-type="string">
            <text:p>Abstentions</text:p>
            <text:p>Max</text:p>
          </table:table-cell>
          <table:table-cell table:style-name="ce33" table:number-columns-repeated="3"/>
          <table:table-cell table:style-name="ce43" table:number-columns-repeated="1011"/>
        </table:table-row>
        <table:table-row table:style-name="ro11">
          <table:table-cell table:style-name="ce48" table:formula="of:=INDIRECT(&quot;A&quot;&amp;MATCH(MAX([.C4:.C7]);[.C1:.C7];0))" office:value-type="float" office:value="2017" calcext:value-type="float">
            <text:p>2017</text:p>
          </table:table-cell>
          <table:table-cell table:style-name="ce42"/>
          <table:table-cell table:style-name="ce61" table:formula="of:=MAX([.C4:.C7])" office:value-type="float" office:value="12101366" calcext:value-type="float">
            <text:p>12 101 366</text:p>
          </table:table-cell>
          <table:table-cell table:style-name="ce42" table:number-columns-repeated="3"/>
          <table:table-cell table:number-columns-repeated="1011"/>
        </table:table-row>
        <table:table-row table:style-name="ro2">
          <table:table-cell table:number-columns-repeated="1017"/>
        </table:table-row>
        <table:table-row table:style-name="ro11">
          <table:table-cell table:style-name="ce32" table:formula="of:=[$Enonce.A34]" office:value-type="string" office:string-value="5- Recherche nombre de personnes (2 points)" calcext:value-type="string">
            <text:p>5- Recherche nombre de personnes (2 points)</text:p>
          </table:table-cell>
          <table:table-cell table:number-columns-repeated="1016"/>
        </table:table-row>
        <table:table-row table:style-name="ro15">
          <table:table-cell table:style-name="ce33" office:value-type="string" calcext:value-type="string">
            <text:p>Année</text:p>
          </table:table-cell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table:content-validation-name="val1" office:value-type="float" office:value="2012" calcext:value-type="float">
            <text:p>2012</text:p>
          </table:table-cell>
          <table:table-cell table:style-name="ce61" table:formula="of:=INDIRECT(&quot;B&quot;&amp;MATCH([.A27];[.A1:.A7];0))" office:value-type="float" office:value="46066307" calcext:value-type="float">
            <text:p>46 066 307</text:p>
          </table:table-cell>
          <table:table-cell table:style-name="ce61" table:formula="of:=INDIRECT(&quot;C&quot;&amp;MATCH([.A27];[.A1:.A7];0))" office:value-type="float" office:value="9049998" calcext:value-type="float">
            <text:p>9 049 998</text:p>
          </table:table-cell>
          <table:table-cell table:style-name="ce61" table:formula="of:=INDIRECT(&quot;D&quot;&amp;MATCH([.A27];[.A1:.A7];0))" office:value-type="float" office:value="37016309" calcext:value-type="float">
            <text:p>37 016 309</text:p>
          </table:table-cell>
          <table:table-cell table:style-name="ce61" table:formula="of:=INDIRECT(&quot;E&quot;&amp;MATCH([.A27];[.A1:.A7];0))" office:value-type="float" office:value="2154956" calcext:value-type="float">
            <text:p>2 154 956</text:p>
          </table:table-cell>
          <table:table-cell table:style-name="ce61" table:formula="of:=INDIRECT(&quot;F&quot;&amp;MATCH([.A27];[.A1:.A7];0))" office:value-type="float" office:value="34861353" calcext:value-type="float">
            <text:p>34 861 353</text:p>
          </table:table-cell>
          <table:table-cell table:number-columns-repeated="1011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Liste_date" table:target-range-address="Analyse.A4:Analyse.A7" table:on-update-keep-styles="true" table:on-update-keep-size="false" table:orientation="column"/>
        <table:database-range table:name="__Anonymous_Sheet_DB__2" table:target-range-address="Analyse.A12:Analyse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6" number:min-decimal-places="6" number:min-integer-digits="1" number:grouping="true"/>
    </number:number-style>
    <number:number-style style:name="N120">
      <number:number number:decimal-places="7" number:min-decimal-places="7" number:min-integer-digits="1" number:grouping="true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6:40:56.138090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5:04:48.276100212</meta:creation-date>
    <meta:editing-duration>PT7H42M23S</meta:editing-duration>
    <meta:editing-cycles>63</meta:editing-cycles>
    <meta:generator>LibreOffice/24.2.5.2$Linux_X86_64 LibreOffice_project/420$Build-2</meta:generator>
    <dc:date>2024-10-01T17:37:34.850801807</dc:date>
    <meta:document-statistic meta:table-count="3" meta:cell-count="1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0caf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174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98cm" svg:height="9.618cm" xlink:href=".." xlink:type="simple" chart:class="chart:bar" chart:style-name="ch1">
        <chart:title svg:x="4.868cm" svg:y="0.234cm" chart:style-name="ch2">
          <text:p>Participation élections présidentielles</text:p>
        </chart:title>
        <chart:legend chart:legend-position="end" svg:x="14.57cm" svg:y="4.012cm" style:legend-expansion="high" chart:style-name="ch3"/>
        <chart:plot-area chart:style-name="ch4" table:cell-range-address="Analyse.A3:Analyse.D7" chart:data-source-has-labels="both" svg:x="1.352cm" svg:y="1.299cm" svg:width="12.877cm" svg:height="7.146cm">
          <chart:coordinate-region svg:x="3.508cm" svg:y="1.498cm" svg:width="10.721cm" svg:height="6.3cm"/>
          <chart:axis chart:dimension="x" chart:name="primary-x" chart:style-name="ch5" chartooo:axis-type="auto">
            <chartooo:date-scale/>
            <chart:title svg:x="7.078cm" svg:y="8.485cm" chart:style-name="ch6">
              <text:p>Années élections</text:p>
            </chart:title>
            <chart:categories table:cell-range-address="Analyse.A4:Analyse.A7"/>
          </chart:axis>
          <chart:axis chart:dimension="y" chart:name="primary-y" chart:style-name="ch7">
            <chart:title svg:x="0.526cm" svg:y="6.356cm" chart:style-name="ch8">
              <text:p>Nombre de personnes</text:p>
            </chart:title>
            <chart:grid chart:style-name="ch9" chart:class="major"/>
          </chart:axis>
          <chart:series chart:style-name="ch10" chart:values-cell-range-address="Analyse.B4:Analyse.B7" chart:label-cell-address="Analyse.B3:Analyse.B3" chart:class="chart:bar">
            <chart:data-point chart:repeated="4"/>
          </chart:series>
          <chart:series chart:style-name="ch11" chart:values-cell-range-address="Analyse.C4:Analyse.C7" chart:label-cell-address="Analyse.C3:Analyse.C3" chart:class="chart:bar">
            <chart:data-point chart:repeated="4"/>
          </chart:series>
          <chart:series chart:style-name="ch12" chart:values-cell-range-address="Analyse.D4:Analyse.D7" chart:label-cell-address="Analyse.D3:Analyse.D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crits</text:p>
                <draw:g>
                  <svg:desc>Analyse.B3:Analyse.B3</svg:desc>
                </draw:g>
              </table:table-cell>
              <table:table-cell office:value-type="string">
                <text:p>Abstentions</text:p>
                <draw:g>
                  <svg:desc>Analyse.C3:Analyse.C3</svg:desc>
                </draw:g>
              </table:table-cell>
              <table:table-cell office:value-type="string">
                <text:p>Votants</text:p>
                <draw:g>
                  <svg:desc>Analyse.D3:Analyse.D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Analyse.A4:Analyse.A7</svg:desc>
                </draw:g>
              </table:table-cell>
              <table:table-cell office:value-type="float" office:value="41192272">
                <text:p>41192272</text:p>
                <draw:g>
                  <svg:desc>Analyse.B4:Analyse.B7</svg:desc>
                </draw:g>
              </table:table-cell>
              <table:table-cell office:value-type="float" office:value="8359440">
                <text:p>8359440</text:p>
                <draw:g>
                  <svg:desc>Analyse.C4:Analyse.C7</svg:desc>
                </draw:g>
              </table:table-cell>
              <table:table-cell office:value-type="float" office:value="32832832">
                <text:p>32832832</text:p>
                <draw:g>
                  <svg:desc>Analyse.D4:Analyse.D7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4472733">
                <text:p>44472733</text:p>
              </table:table-cell>
              <table:table-cell office:value-type="float" office:value="7130729">
                <text:p>7130729</text:p>
              </table:table-cell>
              <table:table-cell office:value-type="float" office:value="37342004">
                <text:p>373420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6066307">
                <text:p>46066307</text:p>
              </table:table-cell>
              <table:table-cell office:value-type="float" office:value="9049998">
                <text:p>9049998</text:p>
              </table:table-cell>
              <table:table-cell office:value-type="float" office:value="37016309">
                <text:p>3701630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7568693">
                <text:p>47568693</text:p>
              </table:table-cell>
              <table:table-cell office:value-type="float" office:value="12101366">
                <text:p>12101366</text:p>
              </table:table-cell>
              <table:table-cell office:value-type="float" office:value="35467327">
                <text:p>35467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